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066cm" fo:margin-left="-0.042cm" table:align="left"/>
    </style:style>
    <style:style style:name="Tabla1.A" style:family="table-column">
      <style:table-column-properties style:column-width="4.313cm"/>
    </style:style>
    <style:style style:name="Tabla1.B" style:family="table-column">
      <style:table-column-properties style:column-width="4.233cm"/>
    </style:style>
    <style:style style:name="Tabla1.C" style:family="table-column">
      <style:table-column-properties style:column-width="4.26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D1" style:family="table-cell">
      <style:table-cell-properties fo:padding="0.097cm" fo:border="0.5pt solid #000000"/>
    </style:style>
    <style:style style:name="Tabla1.2" style:family="table-row">
      <style:table-row-properties style:min-row-height="1.392cm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D2" style:family="table-cell">
      <style:table-cell-properties fo:padding="0.097cm" fo:border-left="0.5pt solid #000000" fo:border-right="0.5pt solid #000000" fo:border-top="none" fo:border-bottom="0.5pt solid #000000"/>
    </style:style>
    <style:style style:name="Tabla1.3" style:family="table-row">
      <style:table-row-properties style:min-row-height="1.72cm"/>
    </style:style>
    <style:style style:name="Tabla1.4" style:family="table-row">
      <style:table-row-properties style:min-row-height="1.588cm"/>
    </style:style>
    <style:style style:name="Tabla1.5" style:family="table-row">
      <style:table-row-properties style:min-row-height="1.508cm"/>
    </style:style>
    <style:style style:name="Tabla1.6" style:family="table-row">
      <style:table-row-properties style:min-row-height="1.693cm"/>
    </style:style>
    <style:style style:name="P1" style:family="paragraph" style:parent-style-name="Standard">
      <style:text-properties officeooo:rsid="00143e77" officeooo:paragraph-rsid="00143e77"/>
    </style:style>
    <style:style style:name="P2" style:family="paragraph" style:parent-style-name="Text_20_body">
      <style:text-properties officeooo:rsid="00069c9e" officeooo:paragraph-rsid="00143e77"/>
    </style:style>
    <style:style style:name="P3" style:family="paragraph" style:parent-style-name="Text_20_body">
      <style:text-properties fo:font-weight="bold" officeooo:rsid="00069c9e" officeooo:paragraph-rsid="00143e77" fo:background-color="transparent" style:font-weight-asian="bold" style:font-weight-complex="bold"/>
    </style:style>
    <style:style style:name="P4" style:family="paragraph" style:parent-style-name="Standard">
      <style:text-properties fo:color="#000000" loext:opacity="100%" style:font-name="Calibri" officeooo:rsid="00143e77" officeooo:paragraph-rsid="00143e77"/>
    </style:style>
    <style:style style:name="P5" style:family="paragraph" style:parent-style-name="Standard">
      <style:text-properties fo:color="#000000" loext:opacity="100%" style:font-name="Calibri" officeooo:paragraph-rsid="00143e77"/>
    </style:style>
    <style:style style:name="P6" style:family="paragraph" style:parent-style-name="Table_20_Contents">
      <style:text-properties officeooo:rsid="00064b9a" officeooo:paragraph-rsid="00143e77"/>
    </style:style>
    <style:style style:name="P7" style:family="paragraph" style:parent-style-name="Table_20_Contents">
      <style:text-properties officeooo:rsid="00143e77" officeooo:paragraph-rsid="00143e77"/>
    </style:style>
    <style:style style:name="P8" style:family="paragraph" style:parent-style-name="Table_20_Contents">
      <style:text-properties officeooo:paragraph-rsid="00143e77"/>
    </style:style>
    <style:style style:name="P9" style:family="paragraph" style:parent-style-name="Standard">
      <style:text-properties officeooo:rsid="0016d53f" officeooo:paragraph-rsid="0016d53f"/>
    </style:style>
    <style:style style:name="P10" style:family="paragraph" style:parent-style-name="Standard">
      <style:text-properties officeooo:rsid="001814f3" officeooo:paragraph-rsid="001814f3"/>
    </style:style>
    <style:style style:name="P11" style:family="paragraph" style:parent-style-name="Standard">
      <style:text-properties officeooo:rsid="001814f3" officeooo:paragraph-rsid="0019ceee"/>
    </style:style>
    <style:style style:name="P12" style:family="paragraph" style:parent-style-name="Standard">
      <style:text-properties officeooo:rsid="001814f3" officeooo:paragraph-rsid="001ba77d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143e77"/>
    </style:style>
    <style:style style:name="T3" style:family="text">
      <style:text-properties officeooo:rsid="0016d53f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bold" officeooo:rsid="00143e77" style:font-weight-asian="bold" style:font-weight-complex="bold"/>
    </style:style>
    <style:style style:name="T7" style:family="text">
      <style:text-properties style:text-underline-style="solid" style:text-underline-width="auto" style:text-underline-color="font-color" officeooo:rsid="00143e77"/>
    </style:style>
    <style:style style:name="T8" style:family="text">
      <style:text-properties fo:font-variant="normal" fo:text-transform="none" fo:font-size="12pt" fo:letter-spacing="normal" fo:font-style="normal" fo:font-weight="normal" style:font-size-asian="12pt" style:font-size-complex="12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9ceee" style:font-weight-asian="bold" style:font-weight-complex="bold"/>
    </style:style>
    <style:style style:name="T12" style:family="text">
      <style:text-properties fo:font-weight="bold" officeooo:rsid="001ba77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<text:tab/><text:tab/><text:tab/><text:tab/><text:tab/><text:tab/><text:span text:style-name="T1">EQUIPO ALPHA</text:span></text:p>
      <text:p text:style-name="P2">Día <text:span text:style-name="T2">27</text:span> de Noviembre del 2024 <text:span text:style-name="T3">primera reunión para asignar tareas y SCRUM Master</text:span></text:p>
      <text:p text:style-name="P2"/>
      <text:p text:style-name="P3">ASIGNACIÓN DE TAREAS</text:p>
      <text:p text:style-name="P4"><text:span text:style-name="T4">Ángel</text:span><text:span text:style-name="T5"> </text:span><text:span text:style-name="T4">Montiel</text:span> – SCRUM Master</text:p>
      <text:p text:style-name="P5"><text:span text:style-name="T6">Samuel</text:span><text:span text:style-name="T7"> </text:span><text:span text:style-name="T6">García</text:span><text:span text:style-name="T7"> </text:span><text:span text:style-name="T2">- </text:span><text:span text:style-name="T8">Diagrama de clases UML del proyecto</text:span><text:span text:style-name="T9"> </text:span></text:p>
      <text:p text:style-name="P5"><text:span text:style-name="T6">Saray</text:span><text:span text:style-name="T7"> </text:span><text:span text:style-name="T6">Reyes</text:span><text:span text:style-name="T2"> - </text:span><text:span text:style-name="T8">Diagrama Entidad Relación de la BBDD a realizar y paso a tabla del diagrama.</text:span></text:p>
      <text:p text:style-name="P5"><text:span text:style-name="T6">Raúl</text:span><text:span text:style-name="T7"> </text:span><text:span text:style-name="T6">Astorga</text:span><text:span text:style-name="T2"> – </text:span><text:span text:style-name="T8">Creación de un XML Schema para representar los datos de una de las compañias</text:span></text:p>
      <text:p text:style-name="P4"><text:span text:style-name="T4">Rafael</text:span><text:span text:style-name="T5"> </text:span><text:span text:style-name="T4">Rosado</text:span> – Boceto gráfico de la interfaz GUI web a utilizar</text:p>
      <text:p text:style-name="P4"><text:span text:style-name="T4">Paula López</text:span> - Boceto gráfico de la interfaz GUI Android a utilizar</text:p>
      <text:p text:style-name="P1"/>
      <text:p text:style-name="P1"/>
      <text:p text:style-name="P1"/>
      <text:p text:style-name="P1"/>
      <text:p text:style-name="P1"/>
      <text:p text:style-name="P1"/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office:value-type="string">
            <text:p text:style-name="P6">TO DO</text:p>
          </table:table-cell>
          <table:table-cell table:style-name="Tabla1.A1" office:value-type="string">
            <text:p text:style-name="P6">IN PROGRESS</text:p>
          </table:table-cell>
          <table:table-cell table:style-name="Tabla1.A1" office:value-type="string">
            <text:p text:style-name="P6">REVIEW</text:p>
          </table:table-cell>
          <table:table-cell table:style-name="Tabla1.D1" office:value-type="string">
            <text:p text:style-name="P6">DONE</text:p>
          </table:table-cell>
        </table:table-row>
        <table:table-row table:style-name="Tabla1.2">
          <table:table-cell table:style-name="Tabla1.A2" office:value-type="string">
            <text:p text:style-name="P7">DIAGRAMA UML</text:p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D2" office:value-type="string">
            <text:p text:style-name="P8"/>
          </table:table-cell>
        </table:table-row>
        <table:table-row table:style-name="Tabla1.3">
          <table:table-cell table:style-name="Tabla1.A2" office:value-type="string">
            <text:p text:style-name="P7">PASO A TABLAS BBDD</text:p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D2" office:value-type="string">
            <text:p text:style-name="P8"/>
          </table:table-cell>
        </table:table-row>
        <table:table-row table:style-name="Tabla1.4">
          <table:table-cell table:style-name="Tabla1.A2" office:value-type="string">
            <text:p text:style-name="P7">XML</text:p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D2" office:value-type="string">
            <text:p text:style-name="P8"/>
          </table:table-cell>
        </table:table-row>
        <table:table-row table:style-name="Tabla1.5">
          <table:table-cell table:style-name="Tabla1.A2" office:value-type="string">
            <text:p text:style-name="P7">INTERFAZ GUI WEB</text:p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D2" office:value-type="string">
            <text:p text:style-name="P8"/>
          </table:table-cell>
        </table:table-row>
        <table:table-row table:style-name="Tabla1.6">
          <table:table-cell table:style-name="Tabla1.A2" office:value-type="string">
            <text:p text:style-name="P7">INTERFAZ GUI ANDROID</text:p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D2" office:value-type="string">
            <text:p text:style-name="P8"/>
          </table:table-cell>
        </table:table-row>
      </table:table>
      <text:p text:style-name="P1"/>
      <text:p text:style-name="P1"/>
      <text:p text:style-name="P9"><text:span text:style-name="T10">28/11/2024 </text:span>Todos han asistido a la reunión diaria. No hemos podido empezar el trabajo por falta de información</text:p>
      <text:p text:style-name="P10"><text:span text:style-name="T10">29/11/2024</text:span> <text:span text:style-name="T3">Todos han asistido a la reunión diaria. </text:span>Algunos miembros ya han empezado a hacer el trabajo y ya hay varias ramas creadas. </text:p>
      <text:p text:style-name="P11"><text:span text:style-name="T11">30</text:span><text:span text:style-name="T10">/11/2024</text:span> <text:span text:style-name="T3">Todos han asistido a la reunión diaria.</text:span></text:p>
      <text:p text:style-name="P12"><text:span text:style-name="T12">2</text:span><text:span text:style-name="T10">/11/2024</text:span> <text:span text:style-name="T3">Todos han asistido a la reunión diaria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7T21:06:10.103000000</meta:creation-date>
    <dc:date>2024-12-02T18:31:38.051000000</dc:date>
    <meta:editing-duration>PT5M40S</meta:editing-duration>
    <meta:editing-cycles>6</meta:editing-cycles>
    <meta:generator>LibreOffice/24.8.3.2$Windows_X86_64 LibreOffice_project/48a6bac9e7e268aeb4c3483fcf825c94556d9f92</meta:generator>
    <meta:document-statistic meta:table-count="1" meta:image-count="0" meta:object-count="0" meta:page-count="1" meta:paragraph-count="22" meta:word-count="164" meta:character-count="946" meta:non-whitespace-character-count="793"/>
  </office:meta>
</office:document-meta>
</file>